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A000001EC0A07C695E71F79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"/>
    </style:style>
    <style:style style:name="P2" style:family="paragraph" style:parent-style-name="Standard">
      <style:text-properties style:font-name="Noto Sans" officeooo:paragraph-rsid="000c8e97"/>
    </style:style>
    <style:style style:name="P3" style:family="paragraph" style:parent-style-name="Standard">
      <style:text-properties style:font-name="Noto Sans" officeooo:rsid="000c8e97" officeooo:paragraph-rsid="000c8e9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as-char" svg:width="17cm" svg:height="12.868cm" draw:z-index="0"><draw:image xlink:href="Pictures/100000000000028A000001EC0A07C695E71F79A9.png" xlink:type="simple" xlink:show="embed" xlink:actuate="onLoad" draw:mime-type="image/png"/></draw:frame></text:p>
      <text:p text:style-name="P1"/>
      <text:p text:style-name="P2"/>
      <text:p text:style-name="P3">ANT1<text:tab/><text:tab/>DNP</text:p>
      <text:p text:style-name="P2">ANT2<text:tab/><text:tab/>1.0 pF</text:p>
      <text:p text:style-name="P2">ANT3<text:tab/><text:tab/>11.4 n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5:14:45.939548619</meta:creation-date>
    <meta:print-date>2023-03-26T15:17:53.428468310</meta:print-date>
    <dc:date>2023-03-26T20:44:03.444119530</dc:date>
    <meta:editing-duration>PT5H29M18S</meta:editing-duration>
    <meta:editing-cycles>1</meta:editing-cycles>
    <meta:document-statistic meta:table-count="0" meta:image-count="1" meta:object-count="0" meta:page-count="1" meta:paragraph-count="4" meta:word-count="8" meta:character-count="34" meta:non-whitespace-character-count="26"/>
    <meta:generator>LibreOffice/7.5.1.2$Linux_X86_64 LibreOffice_project/50$Build-2</meta:generator>
  </office:meta>
</office:document-meta>
</file>